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Verdana" svg:font-family="Verdana, 'Lucida Sans Unicode', 'Lucida Grande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abc1"/>
    </style:style>
    <style:style style:name="P2" style:family="paragraph" style:parent-style-name="Standard">
      <style:text-properties officeooo:paragraph-rsid="00082360"/>
    </style:style>
    <style:style style:name="P3" style:family="paragraph" style:parent-style-name="Standard">
      <style:text-properties officeooo:paragraph-rsid="000c206a"/>
    </style:style>
    <style:style style:name="P4" style:family="paragraph" style:parent-style-name="Standard">
      <style:text-properties officeooo:paragraph-rsid="000c82d4"/>
    </style:style>
    <style:style style:name="P5" style:family="paragraph" style:parent-style-name="Standard">
      <style:text-properties officeooo:paragraph-rsid="000e99bd"/>
    </style:style>
    <style:style style:name="P6" style:family="paragraph" style:parent-style-name="Standard">
      <style:text-properties officeooo:rsid="00082360" officeooo:paragraph-rsid="00082360"/>
    </style:style>
    <style:style style:name="P7" style:family="paragraph" style:parent-style-name="Standard">
      <style:text-properties officeooo:rsid="000c82d4" officeooo:paragraph-rsid="000c82d4"/>
    </style:style>
    <style:style style:name="P8" style:family="paragraph" style:parent-style-name="Standard">
      <style:text-properties officeooo:rsid="0007abc1" officeooo:paragraph-rsid="0007abc1"/>
    </style:style>
    <style:style style:name="P9" style:family="paragraph" style:parent-style-name="Standard">
      <style:text-properties officeooo:rsid="000e99bd" officeooo:paragraph-rsid="000e99bd"/>
    </style:style>
    <style:style style:name="P10" style:family="paragraph" style:parent-style-name="Standard">
      <style:text-properties officeooo:paragraph-rsid="000e99bd"/>
    </style:style>
    <style:style style:name="P11" style:family="paragraph" style:parent-style-name="Standard">
      <style:text-properties officeooo:rsid="00099547" officeooo:paragraph-rsid="000bb776"/>
    </style:style>
    <style:style style:name="T1" style:family="text">
      <style:text-properties officeooo:rsid="0007abc1"/>
    </style:style>
    <style:style style:name="T2" style:family="text">
      <style:text-properties officeooo:rsid="00082360"/>
    </style:style>
    <style:style style:name="T3" style:family="text">
      <style:text-properties officeooo:rsid="000a9408"/>
    </style:style>
    <style:style style:name="T4" style:family="text">
      <style:text-properties officeooo:rsid="000bb776"/>
    </style:style>
    <style:style style:name="T5" style:family="text">
      <style:text-properties officeooo:rsid="000c206a"/>
    </style:style>
    <style:style style:name="T6" style:family="text">
      <style:text-properties officeooo:rsid="000c82d4"/>
    </style:style>
    <style:style style:name="T7" style:family="text">
      <style:text-properties officeooo:rsid="000d3032"/>
    </style:style>
    <style:style style:name="T8" style:family="text">
      <style:text-properties officeooo:rsid="000e99bd"/>
    </style:style>
    <style:style style:name="T9" style:family="text">
      <style:text-properties officeooo:rsid="000ffde7"/>
    </style:style>
    <style:style style:name="T10" style:family="text">
      <style:text-properties officeooo:rsid="0012f60d"/>
    </style:style>
    <style:style style:name="T11" style:family="text">
      <style:text-properties officeooo:rsid="0013ad91"/>
    </style:style>
    <style:style style:name="T12" style:family="text">
      <style:text-properties fo:font-variant="normal" fo:text-transform="none" fo:color="#000000" style:font-name="Verdana" fo:font-size="9pt" fo:letter-spacing="normal" fo:font-style="normal" fo:font-weight="normal" officeooo:rsid="0007abc1"/>
    </style:style>
    <style:style style:name="T13" style:family="text">
      <style:text-properties fo:font-variant="normal" fo:text-transform="none" fo:color="#000000" style:font-name="Verdana" fo:font-size="9pt" fo:letter-spacing="normal" fo:font-style="normal" fo:font-weight="normal" officeooo:rsid="000c82d4"/>
    </style:style>
    <style:style style:name="T14" style:family="text">
      <style:text-properties fo:font-variant="normal" fo:text-transform="none" fo:color="#000000" style:font-name="Verdana" fo:font-size="9pt" fo:letter-spacing="normal" fo:font-style="normal" fo:font-weight="normal" officeooo:rsid="000e99bd"/>
    </style:style>
    <style:style style:name="T15" style:family="text">
      <style:text-properties fo:font-variant="normal" fo:text-transform="none" fo:color="#000000" style:font-name="Times New Roman" fo:font-size="9pt" fo:letter-spacing="normal" fo:font-style="normal" fo:font-weight="normal" officeooo:rsid="000e99bd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0e99bd" style:font-size-asian="12pt" style:font-size-complex="12pt"/>
    </style:style>
    <style:style style:name="T17" style:family="text">
      <style:text-properties style:font-name="Times New Roman" officeooo:rsid="000e99bd"/>
    </style:style>
    <style:style style:name="T18" style:family="text">
      <style:text-properties style:font-name="Times New Roman" fo:font-size="12pt" officeooo:rsid="000e99bd" style:font-size-asian="12pt" style:font-size-complex="12pt"/>
    </style:style>
    <style:style style:name="T19" style:family="text">
      <style:text-properties officeooo:rsid="0015a1ec"/>
    </style:style>
    <style:style style:name="T20" style:family="text">
      <style:text-properties officeooo:rsid="0015d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ag: </text:span><text:span text:style-name="T3">Creat</text:span><text:span text:style-name="T20">ed</text:span><text:span text:style-name="T3"> </text:span><text:span text:style-name="T20">for </text:span><text:span text:style-name="T3">fiber art</text:span><text:span text:style-name="T20">ists</text:span></text:p>
      <text:p text:style-name="P6"/>
      <text:p text:style-name="P7">About Stitch Works Software</text:p>
      <text:p text:style-name="P6"/>
      <text:p text:style-name="P3"><text:span text:style-name="T3">Stitch Works Software was founded in January 2011 to </text:span><text:span text:style-name="T4">create software for the fiber art</text:span><text:span text:style-name="T8">s</text:span><text:span text:style-name="T4"> community. </text:span><text:span text:style-name="T5">Our software is designed to be easy enough for the hobbyist to use, </text:span><text:span text:style-name="T11">and powerful enough for the professional</text:span><text:span text:style-name="T5">. </text:span><text:span text:style-name="T6">With our software you will be able to express your ideas quickly and easily</text:span><text:span text:style-name="T7">.</text:span></text:p>
      <text:p text:style-name="P8"/>
      <text:p text:style-name="P5"><text:span text:style-name="T6">About </text:span><text:span text:style-name="T8">the Owner/Programmer </text:span></text:p>
      <text:p text:style-name="P9"/>
      <text:p text:style-name="P5"><text:span text:style-name="T8">My name is </text:span><text:span text:style-name="T6">Brian Milc</text:span><text:span text:style-name="T18">o. </text:span><text:span text:style-name="T16">Formerly, as the programmer for another company I wrote and maintained knitting software for several years.</text:span><text:span text:style-name="T18"> No</text:span><text:span text:style-name="T6">w under my own company I've created my own software line.</text:span></text:p>
      <text:p text:style-name="P7"/>
      <text:p text:style-name="P4"><text:span text:style-name="T6">While my experience </text:span><text:span text:style-name="T8">with any fiber craft</text:span><text:span text:style-name="T6"> is </text:span><text:span text:style-name="T8">–</text:span><text:span text:style-name="T6">admittedly</text:span><text:span text:style-name="T8">– </text:span><text:span text:style-name="T6">limited, I have been working with computers and users, </text:span><text:span text:style-name="T8">and </text:span><text:span text:style-name="T6">writing software </text:span><text:span text:style-name="T8">since I was </text:span><text:span text:style-name="T19">very young</text:span><text:span text:style-name="T6">. </text:span><text:span text:style-name="T8">After a long day of programming my hobbies include: programming, reading, news/politics, and learning.</text:span></text:p>
      <text:p text:style-name="P7"/>
      <text:p text:style-name="P1"><text:span text:style-name="T1">I</text:span><text:span text:style-name="T8">f </text:span><text:span text:style-name="T1">I</text:span><text:span text:style-name="T8">'ve </text:span><text:span text:style-name="T1">do</text:span><text:span text:style-name="T8">ne</text:span><text:span text:style-name="T1"> my job </text:span><text:span text:style-name="T8">correctly</text:span><text:span text:style-name="T1"> then I've made </text:span><text:span text:style-name="T9">my user's</text:span><text:span text:style-name="T1"> </text:span><text:span text:style-name="T10">work</text:span><text:span text:style-name="T1"> easier, faster, and hopefully more enjoyable.</text:span></text:p>
      <text:p text:style-name="P8"/>
      <text:p text:style-name="P8">Sincerely,</text:p>
      <text:p text:style-name="P8">Brian Milco</text:p>
      <text:p text:style-name="P8">Owner, Stitch Works Softwar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Verdana" svg:font-family="Verdana, 'Lucida Sans Unicode', 'Lucida Grande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6:16:38</meta:creation-date>
    <dc:date>2011-03-30T13:56:34</dc:date>
    <meta:editing-duration>PT04H29M10S</meta:editing-duration>
    <meta:editing-cycles>12</meta:editing-cycles>
    <meta:generator>OpenOffice.org/3.2$Unix OpenOffice.org_project/320m19$Build-9505</meta:generator>
    <meta:document-statistic meta:table-count="0" meta:image-count="0" meta:object-count="0" meta:page-count="1" meta:paragraph-count="10" meta:word-count="159" meta:character-count="973"/>
  </office:meta>
</office:document-meta>
</file>